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A00000028372DFADD063DC3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, serif"/>
    <style:font-face style:name="Times New Roman2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2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3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4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0da26"/>
    </style:style>
    <style:style style:name="P5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P6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32f31b"/>
    </style:style>
    <style:style style:name="P7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8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9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10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0da26"/>
    </style:style>
    <style:style style:name="P11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12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P13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334ac6"/>
    </style:style>
    <style:style style:name="P14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15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16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paragraph-rsid="0030da26"/>
    </style:style>
    <style:style style:name="P17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18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32f31b"/>
    </style:style>
    <style:style style:name="P19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2a2fad"/>
    </style:style>
    <style:style style:name="P20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21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22" style:family="paragraph" style:parent-style-name="Heading_20_1">
      <style:paragraph-properties fo:line-height="110%"/>
    </style:style>
    <style:style style:name="T1" style:family="text">
      <style:text-properties fo:font-weight="bold" officeooo:rsid="0020377e" style:font-weight-asian="bold" style:font-weight-complex="bold"/>
    </style:style>
    <style:style style:name="T2" style:family="text">
      <style:text-properties fo:font-weight="normal" officeooo:rsid="0020377e" style:font-weight-asian="normal" style:font-weight-complex="normal"/>
    </style:style>
    <style:style style:name="T3" style:family="text">
      <style:text-properties officeooo:rsid="00167aa8"/>
    </style:style>
    <style:style style:name="T4" style:family="text">
      <style:text-properties officeooo:rsid="002122b2"/>
    </style:style>
    <style:style style:name="T5" style:family="text">
      <style:text-properties officeooo:rsid="00205435"/>
    </style:style>
    <style:style style:name="T6" style:family="text">
      <style:text-properties officeooo:rsid="000773a3"/>
    </style:style>
    <style:style style:name="T7" style:family="text">
      <style:text-properties officeooo:rsid="002a2fad"/>
    </style:style>
    <style:style style:name="T8" style:family="text">
      <style:text-properties officeooo:rsid="0010c07c"/>
    </style:style>
    <style:style style:name="T9" style:family="text">
      <style:text-properties fo:font-weight="bold" officeooo:rsid="0010c07c" style:font-weight-asian="bold" style:font-weight-complex="bold"/>
    </style:style>
    <style:style style:name="T10" style:family="text">
      <style:text-properties fo:font-weight="normal" officeooo:rsid="0010c07c" style:font-weight-asian="normal" style:font-weight-complex="normal"/>
    </style:style>
    <style:style style:name="T11" style:family="text">
      <style:text-properties fo:font-weight="normal" officeooo:rsid="00167aa8" style:font-weight-asian="normal" style:font-weight-complex="normal"/>
    </style:style>
    <style:style style:name="T12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14" style:family="text">
      <style:text-properties officeooo:rsid="001135ca"/>
    </style:style>
    <style:style style:name="T15" style:family="text">
      <style:text-properties officeooo:rsid="001c643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4c4c4c"/>
    </style:style>
    <style:style style:name="T18" style:family="text">
      <style:text-properties fo:color="#4c4c4c" style:font-name="Times New Roman2"/>
    </style:style>
    <style:style style:name="T19" style:family="text">
      <style:text-properties fo:color="#4c4c4c" style:font-name="Times New Roman2" officeooo:rsid="002be605"/>
    </style:style>
    <style:style style:name="T20" style:family="text">
      <style:text-properties fo:color="#4c4c4c" officeooo:rsid="0023de15"/>
    </style:style>
    <style:style style:name="T21" style:family="text">
      <style:text-properties fo:color="#4c4c4c" officeooo:rsid="001b802b"/>
    </style:style>
    <style:style style:name="T22" style:family="text">
      <style:text-properties fo:color="#4c4c4c" officeooo:rsid="002e4235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0377e" style:font-weight-asian="bold" style:font-weight-complex="bold"/>
    </style:style>
    <style:style style:name="T25" style:family="text">
      <style:text-properties fo:font-weight="bold" officeooo:rsid="0010c07c" style:font-weight-asian="bold" style:font-weight-complex="bold"/>
    </style:style>
    <style:style style:name="T26" style:family="text">
      <style:text-properties fo:font-weight="bold" officeooo:rsid="002122b2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0377e" style:font-weight-asian="normal" style:font-weight-complex="normal"/>
    </style:style>
    <style:style style:name="T29" style:family="text">
      <style:text-properties fo:font-weight="normal" officeooo:rsid="0010c07c" style:font-weight-asian="normal" style:font-weight-complex="normal"/>
    </style:style>
    <style:style style:name="T30" style:family="text">
      <style:text-properties fo:font-weight="normal" officeooo:rsid="00167aa8" style:font-weight-asian="normal" style:font-weight-complex="normal"/>
    </style:style>
    <style:style style:name="T31" style:family="text">
      <style:text-properties officeooo:rsid="00167aa8"/>
    </style:style>
    <style:style style:name="T32" style:family="text">
      <style:text-properties officeooo:rsid="002122b2"/>
    </style:style>
    <style:style style:name="T33" style:family="text">
      <style:text-properties officeooo:rsid="00205435"/>
    </style:style>
    <style:style style:name="T34" style:family="text">
      <style:text-properties officeooo:rsid="000773a3"/>
    </style:style>
    <style:style style:name="T35" style:family="text">
      <style:text-properties officeooo:rsid="002a2fad"/>
    </style:style>
    <style:style style:name="T36" style:family="text">
      <style:text-properties officeooo:rsid="0010c07c"/>
    </style:style>
    <style:style style:name="T37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officeooo:rsid="001135ca"/>
    </style:style>
    <style:style style:name="T41" style:family="text">
      <style:text-properties officeooo:rsid="001c643c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00773a3" style:font-style-asian="normal" style:font-style-complex="normal"/>
    </style:style>
    <style:style style:name="T44" style:family="text">
      <style:text-properties fo:font-style="normal" fo:font-weight="normal" officeooo:rsid="003aa140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3d5d45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304761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334ac6" style:font-style-asian="normal" style:font-weight-asian="normal" style:font-style-complex="normal" style:font-weight-complex="normal"/>
    </style:style>
    <style:style style:name="T48" style:family="text">
      <style:text-properties officeooo:rsid="000dd52f"/>
    </style:style>
    <style:style style:name="T49" style:family="text">
      <style:text-properties officeooo:rsid="000e67c4"/>
    </style:style>
    <style:style style:name="T50" style:family="text">
      <style:text-properties officeooo:rsid="000f9681"/>
    </style:style>
    <style:style style:name="T51" style:family="text">
      <style:text-properties officeooo:rsid="00115952"/>
    </style:style>
    <style:style style:name="T52" style:family="text">
      <style:text-properties officeooo:rsid="0017e2f7"/>
    </style:style>
    <style:style style:name="T53" style:family="text">
      <style:text-properties officeooo:rsid="001ccb36"/>
    </style:style>
    <style:style style:name="T54" style:family="text">
      <style:text-properties officeooo:rsid="001d9ce8"/>
    </style:style>
    <style:style style:name="T55" style:family="text">
      <style:text-properties style:font-name="Times New Roman1" fo:font-size="12pt" fo:font-weight="normal" style:font-weight-asian="normal" style:font-weight-complex="normal"/>
    </style:style>
    <style:style style:name="T56" style:family="text">
      <style:text-properties officeooo:rsid="00290314"/>
    </style:style>
    <style:style style:name="T57" style:family="text">
      <style:text-properties officeooo:rsid="000e8e9d"/>
    </style:style>
    <style:style style:name="T58" style:family="text">
      <style:text-properties officeooo:rsid="00304761"/>
    </style:style>
    <style:style style:name="T59" style:family="text">
      <style:text-properties officeooo:rsid="0012912f"/>
    </style:style>
    <style:style style:name="T60" style:family="text">
      <style:text-properties officeooo:rsid="0032f31b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tracked-changes>
        <text:changed-region xml:id="ct453417968" text:id="ct453417968">
          <text:insertion>
            <office:change-info>
              <dc:creator>Unbekannter Autor</dc:creator>
              <dc:date>2015-08-13T12:23:00</dc:date>
            </office:change-info>
          </text:insertion>
        </text:changed-region>
        <text:changed-region xml:id="ct453417848" text:id="ct453417848">
          <text:deletion>
            <office:change-info>
              <dc:creator>Unbekannter Autor</dc:creator>
              <dc:date>2015-08-13T12:23:00</dc:date>
            </office:change-info>
            <text:p text:style-name="P1"><text:span text:style-name="T1"><text:s/>under</text:span><text:span text:style-name="T2"> </text:span></text:p>
          </text:deletion>
        </text:changed-region>
        <text:changed-region xml:id="ct453417728" text:id="ct453417728">
          <text:insertion>
            <office:change-info>
              <dc:creator>Unbekannter Autor</dc:creator>
              <dc:date>2015-08-13T12:23:00</dc:date>
            </office:change-info>
          </text:insertion>
        </text:changed-region>
        <text:changed-region xml:id="ct453417368" text:id="ct453417368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453417248" text:id="ct453417248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453417128" text:id="ct453417128">
          <text:deletion>
            <office:change-info>
              <dc:creator>Unbekannter Autor</dc:creator>
              <dc:date>2015-08-13T12:24:00</dc:date>
            </office:change-info>
            <text:p text:style-name="P2">L</text:p>
          </text:deletion>
        </text:changed-region>
        <text:changed-region xml:id="ct453417008" text:id="ct453417008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453416888" text:id="ct453416888">
          <text:deletion>
            <office:change-info>
              <dc:creator>Unbekannter Autor</dc:creator>
              <dc:date>2015-08-13T12:24:00</dc:date>
            </office:change-info>
            <text:p text:style-name="P2">C</text:p>
          </text:deletion>
        </text:changed-region>
        <text:changed-region xml:id="ct453416768" text:id="ct453416768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453418088" text:id="ct453418088">
          <text:deletion>
            <office:change-info>
              <dc:creator>Unbekannter Autor</dc:creator>
              <dc:date>2015-08-13T12:24:00</dc:date>
            </office:change-info>
            <text:p text:style-name="P2">M</text:p>
          </text:deletion>
        </text:changed-region>
        <text:changed-region xml:id="ct453418208" text:id="ct453418208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453418328" text:id="ct453418328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453418448" text:id="ct453418448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453418568" text:id="ct453418568">
          <text:deletion>
            <office:change-info>
              <dc:creator>Unbekannter Autor</dc:creator>
              <dc:date>2015-08-13T12:24:00</dc:date>
            </office:change-info>
            <text:p text:style-name="P2">M</text:p>
          </text:deletion>
        </text:changed-region>
        <text:changed-region xml:id="ct453418688" text:id="ct453418688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453418808" text:id="ct453418808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453419048" text:id="ct453419048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453419168" text:id="ct453419168">
          <text:deletion>
            <office:change-info>
              <dc:creator>Unbekannter Autor</dc:creator>
              <dc:date>2015-08-13T12:24:00</dc:date>
            </office:change-info>
            <text:p text:style-name="P2">P</text:p>
          </text:deletion>
        </text:changed-region>
        <text:changed-region xml:id="ct453419288" text:id="ct453419288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453419408" text:id="ct453419408">
          <text:deletion>
            <office:change-info>
              <dc:creator>Unbekannter Autor</dc:creator>
              <dc:date>2015-08-13T12:24:00</dc:date>
            </office:change-info>
            <text:p text:style-name="P2"><text:span text:style-name="T3">D</text:span></text:p>
          </text:deletion>
        </text:changed-region>
        <text:changed-region xml:id="ct453419528" text:id="ct453419528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453419648" text:id="ct453419648">
          <text:deletion>
            <office:change-info>
              <dc:creator>Unbekannter Autor</dc:creator>
              <dc:date>2015-08-13T12:24:00</dc:date>
            </office:change-info>
            <text:p text:style-name="P2"><text:span text:style-name="T3">A</text:span></text:p>
          </text:deletion>
        </text:changed-region>
        <text:changed-region xml:id="ct453419768" text:id="ct453419768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453419888" text:id="ct453419888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453420008" text:id="ct453420008">
          <text:deletion>
            <office:change-info>
              <dc:creator>Unbekannter Autor</dc:creator>
              <dc:date>2015-08-13T12:25:00</dc:date>
            </office:change-info>
            <text:p text:style-name="P2"><text:span text:style-name="T4">es</text:span></text:p>
          </text:deletion>
        </text:changed-region>
        <text:changed-region xml:id="ct453418928" text:id="ct453418928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453420128" text:id="ct453420128">
          <text:deletion>
            <office:change-info>
              <dc:creator>Unbekannter Autor</dc:creator>
              <dc:date>2015-08-13T12:25:00</dc:date>
            </office:change-info>
            <text:p text:style-name="P2">I</text:p>
          </text:deletion>
        </text:changed-region>
        <text:changed-region xml:id="ct453420248" text:id="ct453420248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453420368" text:id="ct453420368">
          <text:deletion>
            <office:change-info>
              <dc:creator>Unbekannter Autor</dc:creator>
              <dc:date>2015-08-13T12:25:00</dc:date>
            </office:change-info>
            <text:p text:style-name="P2">R</text:p>
          </text:deletion>
        </text:changed-region>
        <text:changed-region xml:id="ct453420488" text:id="ct453420488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453420728" text:id="ct453420728">
          <text:deletion>
            <office:change-info>
              <dc:creator>Unbekannter Autor</dc:creator>
              <dc:date>2015-08-13T12:25:00</dc:date>
            </office:change-info>
            <text:p text:style-name="P2">adaptable</text:p>
          </text:deletion>
        </text:changed-region>
        <text:changed-region xml:id="ct453420848" text:id="ct453420848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453421088" text:id="ct453421088">
          <text:deletion>
            <office:change-info>
              <dc:creator>Unbekannter Autor</dc:creator>
              <dc:date>2015-08-13T11:45:00</dc:date>
            </office:change-info>
            <text:p text:style-name="P3">4</text:p>
          </text:deletion>
        </text:changed-region>
        <text:changed-region xml:id="ct453420968" text:id="ct453420968">
          <text:deletion>
            <office:change-info>
              <dc:creator>Wiebke Oeltjen</dc:creator>
              <dc:date>2016-07-19T12:48:00</dc:date>
            </office:change-info>
            <text:p text:style-name="P3"><text:span text:style-name="T5">5</text:span></text:p>
          </text:deletion>
        </text:changed-region>
        <text:changed-region xml:id="ct453421208" text:id="ct453421208">
          <text:insertion>
            <office:change-info>
              <dc:creator>Wiebke Oeltjen</dc:creator>
              <dc:date>2016-07-19T12:48:00</dc:date>
            </office:change-info>
          </text:insertion>
        </text:changed-region>
        <text:changed-region xml:id="ct453421448" text:id="ct453421448">
          <text:deletion>
            <office:change-info>
              <dc:creator>Unbekannter Autor</dc:creator>
              <dc:date>2015-08-13T11:45:00</dc:date>
            </office:change-info>
            <text:p text:style-name="P3">6</text:p>
          </text:deletion>
        </text:changed-region>
        <text:changed-region xml:id="ct453421328" text:id="ct453421328">
          <text:deletion>
            <office:change-info>
              <dc:creator>Wiebke Oeltjen</dc:creator>
              <dc:date>2016-07-19T12:48:00</dc:date>
            </office:change-info>
            <text:p text:style-name="P3"><text:span text:style-name="T5">5</text:span></text:p>
          </text:deletion>
        </text:changed-region>
        <text:changed-region xml:id="ct453421568" text:id="ct453421568">
          <text:insertion>
            <office:change-info>
              <dc:creator>Wiebke Oeltjen</dc:creator>
              <dc:date>2016-07-19T12:48:00</dc:date>
            </office:change-info>
          </text:insertion>
        </text:changed-region>
        <text:changed-region xml:id="ct453421688" text:id="ct453421688">
          <text:deletion>
            <office:change-info>
              <dc:creator>Unbekannter Autor</dc:creator>
              <dc:date>2016-02-25T17:23:00</dc:date>
            </office:change-info>
            <text:p text:style-name="P2"><text:span text:style-name="T6">5</text:span></text:p>
          </text:deletion>
        </text:changed-region>
        <text:changed-region xml:id="ct453421808" text:id="ct453421808">
          <text:deletion>
            <office:change-info>
              <dc:creator>Wiebke Oeltjen</dc:creator>
              <dc:date>2017-05-30T17:05:00</dc:date>
            </office:change-info>
            <text:p text:style-name="P2"><text:span text:style-name="T6">6</text:span></text:p>
          </text:deletion>
          <text:insertion>
            <office:change-info office:chg-author="Unbekannter Autor" office:chg-date-time="2016-02-25T17:23:00"/>
          </text:insertion>
        </text:changed-region>
        <text:changed-region xml:id="ct456829816" text:id="ct456829816">
          <text:insertion>
            <office:change-info>
              <dc:creator>Wiebke Oeltjen</dc:creator>
              <dc:date>2017-05-30T17:05:00</dc:date>
            </office:change-info>
          </text:insertion>
        </text:changed-region>
        <text:changed-region xml:id="ct453422288" text:id="ct453422288">
          <text:deletion>
            <office:change-info>
              <dc:creator>Unbekannter Autor</dc:creator>
              <dc:date>2016-01-21T17:29:00</dc:date>
            </office:change-info>
            <text:p text:style-name="P2"><text:span text:style-name="T6">0</text:span></text:p>
          </text:deletion>
        </text:changed-region>
        <text:changed-region xml:id="ct453422168" text:id="ct453422168">
          <text:deletion>
            <office:change-info>
              <dc:creator>Unbekannter Autor</dc:creator>
              <dc:date>2015-08-13T11:45:00</dc:date>
            </office:change-info>
            <text:p text:style-name="P2"><text:span text:style-name="T6">2</text:span></text:p>
          </text:deletion>
        </text:changed-region>
        <text:changed-region xml:id="ct453422048" text:id="ct453422048">
          <text:deletion>
            <office:change-info>
              <dc:creator>Wiebke Oeltjen</dc:creator>
              <dc:date>2017-02-02T15:45:00</dc:date>
            </office:change-info>
            <text:p text:style-name="P2"><text:span text:style-name="T6">0</text:span></text:p>
          </text:deletion>
        </text:changed-region>
        <text:changed-region xml:id="ct453421928" text:id="ct453421928">
          <text:deletion>
            <office:change-info>
              <dc:creator>Wiebke Oeltjen</dc:creator>
              <dc:date>2016-07-19T12:49:00</dc:date>
            </office:change-info>
            <text:p text:style-name="P2"><text:span text:style-name="T6">2</text:span></text:p>
          </text:deletion>
        </text:changed-region>
        <text:changed-region xml:id="ct456830296" text:id="ct456830296">
          <text:insertion>
            <office:change-info>
              <dc:creator>Wiebke Oeltjen</dc:creator>
              <dc:date>2017-05-30T17:05:00</dc:date>
            </office:change-info>
          </text:insertion>
        </text:changed-region>
        <text:changed-region xml:id="ct453422528" text:id="ct453422528">
          <text:deletion>
            <office:change-info>
              <dc:creator>Wiebke Oeltjen</dc:creator>
              <dc:date>2017-05-11T18:06:00</dc:date>
            </office:change-info>
            <text:p text:style-name="P4">Windows, Unix, Linux, Mac OS X</text:p>
          </text:deletion>
        </text:changed-region>
        <text:changed-region xml:id="ct453422648" text:id="ct453422648">
          <text:insertion>
            <office:change-info>
              <dc:creator>Wiebke Oeltjen</dc:creator>
              <dc:date>2017-05-11T18:06:00</dc:date>
            </office:change-info>
          </text:insertion>
        </text:changed-region>
        <text:changed-region xml:id="ct453422768" text:id="ct453422768">
          <text:deletion>
            <office:change-info>
              <dc:creator>Unbekannter Autor</dc:creator>
              <dc:date>2015-08-13T12:26:00</dc:date>
            </office:change-info>
            <text:p text:style-name="P5">A</text:p>
          </text:deletion>
        </text:changed-region>
        <text:changed-region xml:id="ct453422888" text:id="ct453422888">
          <text:insertion>
            <office:change-info>
              <dc:creator>Unbekannter Autor</dc:creator>
              <dc:date>2015-08-13T12:26:00</dc:date>
            </office:change-info>
          </text:insertion>
        </text:changed-region>
        <text:changed-region xml:id="ct453423008" text:id="ct453423008">
          <text:deletion>
            <office:change-info>
              <dc:creator>Unbekannter Autor</dc:creator>
              <dc:date>2015-08-13T12:26:00</dc:date>
            </office:change-info>
            <text:p text:style-name="P5">S</text:p>
          </text:deletion>
        </text:changed-region>
        <text:changed-region xml:id="ct453423128" text:id="ct453423128">
          <text:insertion>
            <office:change-info>
              <dc:creator>Unbekannter Autor</dc:creator>
              <dc:date>2015-08-13T12:27:00</dc:date>
            </office:change-info>
          </text:insertion>
        </text:changed-region>
        <text:changed-region xml:id="ct453423248" text:id="ct453423248">
          <text:insertion>
            <office:change-info>
              <dc:creator>Wiebke Oeltjen</dc:creator>
              <dc:date>2016-07-19T13:19:00</dc:date>
            </office:change-info>
          </text:insertion>
        </text:changed-region>
        <text:changed-region xml:id="ct453423368" text:id="ct453423368">
          <text:insertion>
            <office:change-info>
              <dc:creator>Wiebke Oeltjen</dc:creator>
              <dc:date>2016-07-19T12:51:00</dc:date>
            </office:change-info>
          </text:insertion>
        </text:changed-region>
        <text:changed-region xml:id="ct453423488" text:id="ct453423488">
          <text:deletion>
            <office:change-info>
              <dc:creator>Unbekannter Autor</dc:creator>
              <dc:date>2015-08-13T12:27:00</dc:date>
            </office:change-info>
            <text:p text:style-name="P5"><text:s/>(is <text:s/>included)</text:p>
          </text:deletion>
        </text:changed-region>
        <text:changed-region xml:id="ct453423608" text:id="ct453423608">
          <text:insertion>
            <office:change-info>
              <dc:creator>Wiebke Oeltjen</dc:creator>
              <dc:date>2016-07-19T13:00:00</dc:date>
            </office:change-info>
          </text:insertion>
        </text:changed-region>
        <text:changed-region xml:id="ct453423728" text:id="ct453423728">
          <text:deletion>
            <office:change-info>
              <dc:creator>Wiebke Oeltjen</dc:creator>
              <dc:date>2016-07-19T12:49:00</dc:date>
            </office:change-info>
            <text:p text:style-name="P5"><text:span text:style-name="T6">7</text:span></text:p>
          </text:deletion>
        </text:changed-region>
        <text:changed-region xml:id="ct453423848" text:id="ct453423848">
          <text:insertion>
            <office:change-info>
              <dc:creator>Wiebke Oeltjen</dc:creator>
              <dc:date>2016-07-19T12:49:00</dc:date>
            </office:change-info>
          </text:insertion>
        </text:changed-region>
        <text:changed-region xml:id="ct453423968" text:id="ct453423968">
          <text:deletion>
            <office:change-info>
              <dc:creator>Wiebke Oeltjen</dc:creator>
              <dc:date>2016-07-19T13:21:00</dc:date>
            </office:change-info>
            <text:p text:style-name="P5">,</text:p>
          </text:deletion>
        </text:changed-region>
        <text:changed-region xml:id="ct453424088" text:id="ct453424088">
          <text:insertion>
            <office:change-info>
              <dc:creator>Wiebke Oeltjen</dc:creator>
              <dc:date>2016-07-19T13:21:00</dc:date>
            </office:change-info>
          </text:insertion>
        </text:changed-region>
        <text:changed-region xml:id="ct453424208" text:id="ct453424208">
          <text:deletion>
            <office:change-info>
              <dc:creator>Wiebke Oeltjen</dc:creator>
              <dc:date>2016-07-19T13:22:00</dc:date>
            </office:change-info>
            <text:p text:style-name="P5"><text:s/></text:p>
          </text:deletion>
        </text:changed-region>
        <text:changed-region xml:id="ct453424328" text:id="ct453424328">
          <text:insertion>
            <office:change-info>
              <dc:creator>Wiebke Oeltjen</dc:creator>
              <dc:date>2016-07-19T13:22:00</dc:date>
            </office:change-info>
          </text:insertion>
        </text:changed-region>
        <text:changed-region xml:id="ct213321952" text:id="ct213321952">
          <text:insertion>
            <office:change-info>
              <dc:creator>Wiebke Oeltjen</dc:creator>
              <dc:date>2016-07-19T13:20:00</dc:date>
            </office:change-info>
          </text:insertion>
        </text:changed-region>
        <text:changed-region xml:id="ct213322672" text:id="ct213322672">
          <text:deletion>
            <office:change-info>
              <dc:creator>Wiebke Oeltjen</dc:creator>
              <dc:date>2017-05-12T13:49:00</dc:date>
            </office:change-info>
            <text:p text:style-name="P5"><text:span text:style-name="T7">Apache Ant, </text:span></text:p>
          </text:deletion>
        </text:changed-region>
        <text:changed-region xml:id="ct213322552" text:id="ct213322552">
          <text:insertion>
            <office:change-info>
              <dc:creator>Wiebke Oeltjen</dc:creator>
              <dc:date>2017-05-12T13:49:00</dc:date>
            </office:change-info>
          </text:insertion>
        </text:changed-region>
        <text:changed-region xml:id="ct213322312" text:id="ct213322312">
          <text:deletion>
            <office:change-info>
              <dc:creator>Wiebke Oeltjen</dc:creator>
              <dc:date>2017-05-12T13:49:00</dc:date>
            </office:change-info>
            <text:p text:style-name="P5"><text:span text:style-name="T7">, SVN client </text:span></text:p>
          </text:deletion>
        </text:changed-region>
        <text:changed-region xml:id="ct213325432" text:id="ct213325432">
          <text:insertion>
            <office:change-info>
              <dc:creator>Wiebke Oeltjen</dc:creator>
              <dc:date>2017-05-12T13:49:00</dc:date>
            </office:change-info>
          </text:insertion>
        </text:changed-region>
        <text:changed-region xml:id="ct212326176" text:id="ct212326176">
          <text:insertion>
            <office:change-info>
              <dc:creator>Wiebke Oeltjen</dc:creator>
              <dc:date>2016-07-19T13:21:00</dc:date>
            </office:change-info>
          </text:insertion>
        </text:changed-region>
        <text:changed-region xml:id="ct210811312" text:id="ct210811312">
          <text:insertion>
            <office:change-info>
              <dc:creator>Wiebke Oeltjen</dc:creator>
              <dc:date>2017-05-12T13:48:00</dc:date>
            </office:change-info>
          </text:insertion>
        </text:changed-region>
        <text:changed-region xml:id="ct210473520" text:id="ct210473520">
          <text:insertion>
            <office:change-info>
              <dc:creator>Wiebke Oeltjen</dc:creator>
              <dc:date>2017-05-12T13:49:00</dc:date>
            </office:change-info>
          </text:insertion>
        </text:changed-region>
        <text:changed-region xml:id="ct453538000" text:id="ct453538000">
          <text:deletion>
            <office:change-info>
              <dc:creator>Wiebke Oeltjen</dc:creator>
              <dc:date>2017-05-11T17:54:00</dc:date>
            </office:change-info>
            <text:p text:style-name="P6"/>
            <text:p text:style-name="P6"><text:span text:style-name="T8">Example</text:span> application:<text:tab/><text:span text:style-name="T9">MIR</text:span><text:span text:style-name="T10">, </text:span><text:span text:style-name="T11">that is the </text:span><text:span text:style-name="T12">M</text:span><text:span text:style-name="T13">ODS</text:span><text:span text:style-name="T12"> Institutional Repository, </text:span>http://mycore.<text:span text:style-name="T3">org</text:span>/<text:span text:style-name="T14">mir</text:span> </text:p>
          </text:deletion>
        </text:changed-region>
        <text:changed-region xml:id="ct453538120" text:id="ct453538120">
          <text:insertion>
            <office:change-info>
              <dc:creator>Wiebke Oeltjen</dc:creator>
              <dc:date>2017-05-12T14:03:00</dc:date>
            </office:change-info>
          </text:insertion>
        </text:changed-region>
        <text:changed-region xml:id="ct453538240" text:id="ct453538240">
          <text:deletion>
            <office:change-info>
              <dc:creator>Wiebke Oeltjen</dc:creator>
              <dc:date>2017-02-02T16:38:00</dc:date>
            </office:change-info>
            <text:p text:style-name="P7"><text:span text:style-name="T15">handle</text:span></text:p>
          </text:deletion>
        </text:changed-region>
        <text:changed-region xml:id="ct453538360" text:id="ct453538360">
          <text:insertion>
            <office:change-info>
              <dc:creator>Wiebke Oeltjen</dc:creator>
              <dc:date>2017-02-02T16:38:00</dc:date>
            </office:change-info>
          </text:insertion>
        </text:changed-region>
        <text:changed-region xml:id="ct453538480" text:id="ct453538480">
          <text:deletion>
            <office:change-info>
              <dc:creator>Wiebke Oeltjen</dc:creator>
              <dc:date>2017-05-12T13:51:00</dc:date>
            </office:change-info>
            <text:p text:style-name="P7"><text:span text:style-name="T16"><text:s/></text:span></text:p>
          </text:deletion>
        </text:changed-region>
        <text:changed-region xml:id="ct453538600" text:id="ct453538600">
          <text:insertion>
            <office:change-info>
              <dc:creator>Wiebke Oeltjen</dc:creator>
              <dc:date>2017-05-12T13:51:00</dc:date>
            </office:change-info>
          </text:insertion>
        </text:changed-region>
        <text:changed-region xml:id="ct453538720" text:id="ct453538720">
          <text:insertion>
            <office:change-info>
              <dc:creator>Wiebke Oeltjen</dc:creator>
              <dc:date>2017-05-11T17:54:00</dc:date>
            </office:change-info>
          </text:insertion>
        </text:changed-region>
        <text:changed-region xml:id="ct453538960" text:id="ct453538960">
          <text:insertion>
            <office:change-info>
              <dc:creator>Wiebke Oeltjen</dc:creator>
              <dc:date>2017-05-11T17:57:00</dc:date>
            </office:change-info>
          </text:insertion>
        </text:changed-region>
        <text:changed-region xml:id="ct453539080" text:id="ct453539080">
          <text:insertion>
            <office:change-info>
              <dc:creator>Wiebke Oeltjen</dc:creator>
              <dc:date>2017-05-11T17:58:00</dc:date>
            </office:change-info>
          </text:insertion>
        </text:changed-region>
        <text:changed-region xml:id="ct453539320" text:id="ct453539320">
          <text:insertion>
            <office:change-info>
              <dc:creator>Wiebke Oeltjen</dc:creator>
              <dc:date>2017-05-11T17:54:00</dc:date>
            </office:change-info>
          </text:insertion>
        </text:changed-region>
        <text:changed-region xml:id="ct453539440" text:id="ct453539440">
          <text:insertion>
            <office:change-info>
              <dc:creator>Wiebke Oeltjen</dc:creator>
              <dc:date>2017-05-12T14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<draw:frame draw:style-name="fr1" draw:name="Grafik1" text:anchor-type="paragraph" svg:x="12.467cm" svg:y="-0.339cm" svg:width="4.5cm" svg:height="1.06cm" draw:z-index="0"><draw:image xlink:href="Pictures/10000000000000AA00000028372DFADD063DC3F7.png" xlink:type="simple" xlink:show="embed" xlink:actuate="onLoad"/></draw:frame>MyCoRe data sheet </text:h>
      <text:p text:style-name="P2">MyCoRe:<text:tab/><text:span text:style-name="T23">My</text:span> <text:span text:style-name="T23">Co</text:span>ntent <text:span text:style-name="T23">Re</text:span>pository ['maɪkɔːr]</text:p>
      <text:p text:style-name="P1">License:<text:tab/><text:span text:style-name="T23">Open Source Software</text:span><text:change-start text:change-id="ct453417968"/><text:span text:style-name="T27">, </text:span><text:span text:style-name="T55">licensed</text:span><text:span text:style-name="T27"> under </text:span><text:span text:style-name="T2">the </text:span><text:change-end text:change-id="ct453417968"/><text:change text:change-id="ct453417848"/><text:span text:style-name="T16">GNU General Public License</text:span> (GPL) </text:p>
      <text:p text:style-name="P2">Developers:<text:tab/><text:change-start text:change-id="ct453417728"/><text:span text:style-name="T26">The </text:span><text:change-end text:change-id="ct453417728"/><text:span text:style-name="T23">MyCoRe Community</text:span></text:p>
      <text:p text:style-name="P2">Website: <text:tab/><text:span text:style-name="T23">http://www.mycore.org</text:span></text:p>
      <text:p text:style-name="P2">Type:<text:tab/>Web application for <text:change text:change-id="ct453417368"/><text:change-start text:change-id="ct453417248"/><text:span text:style-name="T4">d</text:span><text:change-end text:change-id="ct453417248"/>igital <text:change text:change-id="ct453417128"/><text:change-start text:change-id="ct453417008"/><text:span text:style-name="T4">l</text:span><text:change-end text:change-id="ct453417008"/>ibraries, <text:change text:change-id="ct453416888"/><text:change-start text:change-id="ct453416768"/><text:span text:style-name="T4">c</text:span><text:change-end text:change-id="ct453416768"/>ontent <text:change text:change-id="ct453418088"/><text:change-start text:change-id="ct453418208"/><text:span text:style-name="T4">m</text:span><text:change-end text:change-id="ct453418208"/>anagement, <text:line-break/><text:tab/><text:change text:change-id="ct453418328"/><text:change-start text:change-id="ct453418448"/><text:span text:style-name="T4">d</text:span><text:change-end text:change-id="ct453418448"/>ocument <text:change text:change-id="ct453418568"/><text:change-start text:change-id="ct453418688"/><text:span text:style-name="T4">m</text:span><text:change-end text:change-id="ct453418688"/>anagement, <text:change text:change-id="ct453418808"/><text:change-start text:change-id="ct453419048"/><text:span text:style-name="T4">d</text:span><text:change-end text:change-id="ct453419048"/>ocument server, <text:change text:change-id="ct453419168"/><text:change-start text:change-id="ct453419288"/><text:span text:style-name="T4">p</text:span><text:change-end text:change-id="ct453419288"/>ublication server, <text:line-break/><text:tab/><text:change text:change-id="ct453419408"/><text:change-start text:change-id="ct453419528"/><text:span text:style-name="T3">d</text:span><text:change-end text:change-id="ct453419528"/><text:span text:style-name="T3">igital </text:span><text:change text:change-id="ct453419648"/><text:change-start text:change-id="ct453419768"/><text:span text:style-name="T3">a</text:span><text:change-end text:change-id="ct453419768"/>rchiv<text:change-start text:change-id="ct453419888"/><text:span text:style-name="T4">ing</text:span><text:change-end text:change-id="ct453419888"/><text:change text:change-id="ct453420008"/><text:change-start text:change-id="ct453418928"/><text:span text:style-name="T4"> solution</text:span><text:change-end text:change-id="ct453418928"/>, <text:change text:change-id="ct453420128"/><text:change-start text:change-id="ct453420248"/><text:span text:style-name="T4">i</text:span><text:change-end text:change-id="ct453420248"/>nstitutional <text:change text:change-id="ct453420368"/><text:change-start text:change-id="ct453420488"/><text:span text:style-name="T4">r</text:span><text:change-end text:change-id="ct453420488"/>epositories</text:p>
      <text:p text:style-name="P2">Language:<text:tab/>Language of MyCoRe application is <text:change text:change-id="ct453420728"/><text:change-start text:change-id="ct453420848"/><text:span text:style-name="T4">configurable</text:span><text:change-end text:change-id="ct453420848"/>, documentation is German</text:p>
      <text:p text:style-name="P3">LTS Release:<text:tab/>201<text:change text:change-id="ct453421088"/><text:change text:change-id="ct453420968"/><text:change-start text:change-id="ct453421208"/><text:span text:style-name="T5">6</text:span><text:change-end text:change-id="ct453421208"/>.0<text:change text:change-id="ct453421448"/><text:change text:change-id="ct453421328"/><text:change-start text:change-id="ct453421568"/><text:span text:style-name="T5">6</text:span><text:change-end text:change-id="ct453421568"/> (<text:span text:style-name="T16">long term release</text:span>)</text:p>
      <text:p text:style-name="P2">Version:<text:tab/><text:span text:style-name="T6">201</text:span><text:change text:change-id="ct453421688"/><text:change text:change-id="ct453421808"/><text:change-start text:change-id="ct456829816"/><text:span text:style-name="T6">7</text:span><text:change-end text:change-id="ct456829816"/><text:span text:style-name="T6">.</text:span><text:change text:change-id="ct453422288"/><text:change text:change-id="ct453422168"/><text:change text:change-id="ct453422048"/><text:change text:change-id="ct453421928"/><text:change-start text:change-id="ct456830296"/><text:span text:style-name="T6">05</text:span><text:change-end text:change-id="ct456830296"/></text:p>
      <text:p text:style-name="P4">Operating system:<text:tab/><text:change text:change-id="ct453422528"/><text:change-start text:change-id="ct453422648"/>Linux, Mac OS X, Unix, Windows<text:change-end text:change-id="ct453422648"/></text:p>
      <text:p text:style-name="P5">System requirements:<text:tab/>Web <text:change text:change-id="ct453422768"/><text:change-start text:change-id="ct453422888"/><text:span text:style-name="T4">a</text:span><text:change-end text:change-id="ct453422888"/>pplication <text:change text:change-id="ct453423008"/><text:change-start text:change-id="ct453423128"/><text:span text:style-name="T4">s</text:span><text:change-end text:change-id="ct453423128"/>erver: <text:change-start text:change-id="ct453423248"/><text:line-break/><text:change-end text:change-id="ct453423248"/>Apache Tomcat, Jetty or <text:span text:style-name="T8">comparable web server</text:span><text:change-start text:change-id="ct453423368"/><text:span text:style-name="T8">, </text:span>Version 3.1<text:change-end text:change-id="ct453423368"/><text:line-break/>Database: <text:span text:style-name="T8">PostgreSQL, </text:span>MySQL, Oracle, IBM DB2, HSQLDB<text:change text:change-id="ct453423488"/> or other relational database management system<text:change-start text:change-id="ct453423608"/>, <text:span text:style-name="T56">that works with hibernate</text:span><text:change-end text:change-id="ct453423608"/><text:line-break/>Java <text:change text:change-id="ct453423728"/><text:change-start text:change-id="ct453423848"/><text:span text:style-name="T6">8</text:span><text:change-end text:change-id="ct453423848"/> SDK<text:change text:change-id="ct453423968"/><text:change-start text:change-id="ct453424088"/> <text:change-end text:change-id="ct453424088"/><text:change text:change-id="ct453424208"/><text:change-start text:change-id="ct453424328"/><text:span text:style-name="T7">and for development</text:span><text:change-end text:change-id="ct453424328"/><text:change-start text:change-id="ct213321952"/><text:span text:style-name="T7">: </text:span><text:change-end text:change-id="ct213321952"/><text:change text:change-id="ct213322672"/><text:span text:style-name="T7">Maven</text:span><text:change-start text:change-id="ct213322552"/><text:span text:style-name="T7"> </text:span><text:change-end text:change-id="ct213322552"/><text:change text:change-id="ct213322312"/><text:change-start text:change-id="ct213325432"/><text:span text:style-name="T7">and Git</text:span><text:change-end text:change-id="ct213325432"/><text:change-start text:change-id="ct212326176"/><text:line-break/><text:span text:style-name="T57">Solr-Server</text:span><text:change-end text:change-id="ct212326176"/></text:p>
      <text:p text:style-name="P6">Download:<text:tab/><text:span text:style-name="T50">http://mycore.org/download/</text:span><text:change-start text:change-id="ct210811312"/><text:span text:style-name="T50"> </text:span><text:change-end text:change-id="ct210811312"/><text:change-start text:change-id="ct210473520"/><text:span text:style-name="T50">and https://github.com/MyCoRe-Org</text:span><text:change-end text:change-id="ct210473520"/><text:span text:style-name="T50"><text:line-break/>http://mycore.de/documentation/getting_started/mir.html</text:span><text:change text:change-id="ct453538000"/></text:p>
      <text:p text:style-name="P7">Functionality:<text:tab/><text:span text:style-name="T51">The </text:span>MyCoRe <text:span text:style-name="T51">framework</text:span> provides functionality of <text:span text:style-name="T52">information repositories </text:span>and publication servers. Own web applications can be developed with MyCoRe by configurations and adjustments in XML, XSL <text:span text:style-name="T48">and CSS</text:span>. A rich search function allows retrieval in metadata, full text and XML structures. Simple, extended or complex search masks can be defined. <text:line-break/>Base functions are the production, management and editing of content, using <text:line-break/>online forms with multilingual interfaces (i18n) via web interface. Internally MyCoRe uses XML as storage and interchange format. Additional functions are: customizable web pages, managing of all common media types like PDF documents, audio/video files, images, entire file directories.<text:span text:style-name="T49"> An integrated viewing tool is provided for displaying images or high-resolution illustrations. </text:span>Standards are supported for metadata (like <text:span text:style-name="T43">MODS</text:span>) and for classifications (e.g. <text:span text:style-name="T16">Dewey Decimal Classification</text:span><text:span text:style-name="T42"> DDC</text:span>). Metadata models are adaptable and ex<text:change-start text:change-id="ct453538120"/><text:span text:style-name="T60">­</text:span><text:change-end text:change-id="ct453538120"/>pandable. Persistent identifiers (URN, <text:change text:change-id="ct453538240"/><text:change-start text:change-id="ct453538360"/><text:span text:style-name="T15">DOI</text:span><text:change-end text:change-id="ct453538360"/>) assure permanent access to the data. Interfaces to other systems are supported such as the <text:span text:style-name="T16">Open Archives</text:span><text:change text:change-id="ct453538480"/><text:change-start text:change-id="ct453538600"/><text:span text:style-name="T16"> </text:span><text:change-end text:change-id="ct453538600"/><text:span text:style-name="T16">Initiative Protocol for Metadata Harvesting</text:span> (OAI-PMH), the <text:span text:style-name="T16">Simple Web-service Offering Repository Deposit</text:span> (SWORD), <text:span text:style-name="T15">REST</text:span> or search engine robots. Access to MyCoRe applications can be controlled by user and rights management <text:span text:style-name="T53">with LDAP or shibboleth. </text:span><text:span text:style-name="T16">Access Control Lists</text:span> (ACL)<text:span text:style-name="T53"> </text:span>specif<text:span text:style-name="T53">y </text:span>what operations are allowed to be performed on <text:span text:style-name="T54">metadata or </text:span>objects.<text:change-start text:change-id="ct453538720"/></text:p>
      <text:p text:style-name="P13"><text:span text:style-name="T58">A</text:span>pplication:<text:tab/><text:span text:style-name="T9">MIR</text:span><text:span text:style-name="T10">, </text:span><text:span text:style-name="T11">the </text:span><text:span text:style-name="T12">M</text:span><text:span text:style-name="T13">ODS</text:span><text:span text:style-name="T12"> Institutional Repository </text:span><text:span text:style-name="T46">is based on the</text:span><text:span text:style-name="T44"> MyCoRe </text:span><text:span text:style-name="T46">f</text:span><text:span text:style-name="T44">rame</text:span><text:span text:style-name="T46">­</text:span><text:span text:style-name="T44">work. </text:span><text:span text:style-name="T46">This </text:span><text:change-end text:change-id="ct453538720"/><text:change-start text:change-id="ct453538960"/><text:span text:style-name="T46">out-of-the-box software solution </text:span><text:change-end text:change-id="ct453538960"/><text:change-start text:change-id="ct453539080"/><text:span text:style-name="T46">is </text:span><text:change-end text:change-id="ct453539080"/><text:change-start text:change-id="ct453539320"/><text:span text:style-name="T46">ready for installation and use.</text:span><text:span text:style-name="T44"> </text:span><text:span text:style-name="T47">Test the demo </text:span><text:span text:style-name="T46">version</text:span><text:span text:style-name="T45">:</text:span><text:span text:style-name="T12"> </text:span><text:span text:style-name="T59">http://mycore.org/mir</text:span><text:change-end text:change-id="ct453539320"/><text:change-start text:change-id="ct453539440"/><text:span text:style-name="T59"><text:line-break/>For more sample applications, see http://www.mycore.de/applications/list.html</text:span><text:change-end text:change-id="ct45353944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1" svg:font-family="'Times New Roman', serif"/>
    <style:font-face style:name="Times New Roman2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4c4c4c"/>
    </style:style>
    <style:style style:name="MT2" style:family="text">
      <style:text-properties fo:color="#4c4c4c" style:font-name="Times New Roman2"/>
    </style:style>
    <style:style style:name="MT3" style:family="text">
      <style:text-properties fo:color="#4c4c4c" style:font-name="Times New Roman2" officeooo:rsid="002be605"/>
    </style:style>
    <style:style style:name="MT4" style:family="text">
      <style:text-properties fo:color="#4c4c4c" officeooo:rsid="001b802b"/>
    </style:style>
    <style:style style:name="MT5" style:family="text">
      <style:text-properties fo:color="#4c4c4c" officeooo:rsid="0023de15"/>
    </style:style>
    <style:style style:name="MT6" style:family="text">
      <style:text-properties fo:color="#4c4c4c" officeooo:rsid="002e4235"/>
    </style:style>
    <style:page-layout style:name="Mpm1">
      <style:page-layout-properties fo:page-width="21.001cm" fo:page-height="29.7cm" style:num-format="1" style:print-orientation="portrait" fo:margin-top="1cm" fo:margin-bottom="0.801cm" fo:margin-left="1.799cm" fo:margin-right="1.7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453417608" text:id="ct453417608">
            <text:insertion>
              <office:change-info>
                <dc:creator>Wiebke Oeltjen</dc:creator>
                <dc:date>2016-10-07T17:01:00</dc:date>
              </office:change-info>
            </text:insertion>
          </text:changed-region>
          <text:changed-region xml:id="ct453416528" text:id="ct453416528">
            <text:deletion>
              <office:change-info>
                <dc:creator>Unbekannter Autor</dc:creator>
                <dc:date>2016-01-21T17:30:00</dc:date>
              </office:change-info>
              <text:p text:style-name="Footer"><text:span text:style-name="MT4">5</text:span></text:p>
            </text:deletion>
          </text:changed-region>
          <text:changed-region xml:id="ct453416408" text:id="ct453416408">
            <text:deletion>
              <office:change-info>
                <dc:creator>Wiebke Oeltjen</dc:creator>
                <dc:date>2017-02-02T15:45:00</dc:date>
              </office:change-info>
              <text:p text:style-name="Footer"><text:span text:style-name="MT5">6</text:span></text:p>
            </text:deletion>
          </text:changed-region>
          <text:changed-region xml:id="ct453416648" text:id="ct453416648">
            <text:insertion>
              <office:change-info>
                <dc:creator>Wiebke Oeltjen</dc:creator>
                <dc:date>2017-02-02T15:45:00</dc:date>
              </office:change-info>
            </text:insertion>
          </text:changed-region>
        </text:tracked-changes>
        <text:p text:style-name="Footer"><text:tab/><text:span text:style-name="MT1">MyCoRe data sheet </text:span><text:span text:style-name="MT2">©</text:span><text:span text:style-name="MT1"> MyCoRe</text:span><text:change-start text:change-id="ct453417608"/><text:span text:style-name="MT1"> </text:span><text:span text:style-name="MT3">®</text:span><text:change-end text:change-id="ct453417608"/><text:span text:style-name="MT1">, 201</text:span><text:change text:change-id="ct453416528"/><text:change text:change-id="ct453416408"/><text:change-start text:change-id="ct453416648"/><text:span text:style-name="MT6">7</text:span><text:change-end text:change-id="ct453416648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7-05-30T17:06:06.727000000</dc:date>
    <meta:editing-duration>PT21H1M46S</meta:editing-duration>
    <meta:editing-cycles>80</meta:editing-cycles>
    <meta:generator>LibreOffice/5.1.6.2$Windows_x86 LibreOffice_project/07ac168c60a517dba0f0d7bc7540f5afa45f0909</meta:generator>
    <meta:printed-by>Wiebke Oeltjen</meta:printed-by>
    <meta:print-date>2009-06-05T16:19:49.340000000</meta:print-date>
    <dc:title>MyCoRe data sheet</dc:title>
    <meta:keyword>MyCoRe; www.mycore.de; www.mycore.org; Open-Source-Software; Institutional Repository; digital library software</meta:keyword>
    <dc:subject>Technical data and functionality of the MyCoRe Repository Software</dc:subject>
    <dc:creator>Wiebke Oeltjen</dc:creator>
    <meta:document-statistic meta:table-count="0" meta:image-count="1" meta:object-count="0" meta:page-count="1" meta:paragraph-count="15" meta:word-count="362" meta:character-count="2770" meta:non-whitespace-character-count="2412"/>
    <meta:user-defined meta:name="Info 1"/>
    <meta:user-defined meta:name="Info 2"/>
    <meta:user-defined meta:name="Info 3"/>
    <meta:user-defined meta:name="Info 4"/>
  </office:meta>
</office:document-meta>
</file>